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marker-end="" draw:textarea-horizontal-align="center" draw:textarea-vertical-align="middle"/>
    </style:style>
    <style:style style:name="gr7" style:family="graphic" style:parent-style-name="standard">
      <style:graphic-properties draw:stroke="none" svg:stroke-color="#808080" draw:fill="none" draw:fill-color="#ffffff" fo:min-height="0.5cm"/>
    </style:style>
    <style:style style:name="gr8" style:family="graphic" style:parent-style-name="standard">
      <style:graphic-properties svg:stroke-color="#80808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1.6cm"/>
    </style:style>
    <style:style style:name="gr10" style:family="graphic" style:parent-style-name="standard">
      <style:graphic-properties draw:stroke="none" svg:stroke-color="#808080" draw:fill="none" draw:fill-color="#ffffff" fo:min-height="0.55cm"/>
    </style:style>
    <style:style style:name="gr11" style:family="graphic" style:parent-style-name="standard">
      <style:graphic-properties svg:stroke-color="#808080" draw:textarea-horizontal-align="center" draw:textarea-vertical-align="middle"/>
    </style:style>
    <style:style style:name="gr12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5.05cm"/>
    </style:style>
    <style:style style:name="gr14" style:family="graphic" style:parent-style-name="standard">
      <style:graphic-properties draw:stroke="none" svg:stroke-color="#000000" draw:fill="none" draw:fill-color="#ffffff" fo:min-height="3.05cm"/>
    </style:style>
    <style:style style:name="gr15" style:family="graphic" style:parent-style-name="standard">
      <style:graphic-properties draw:stroke="none" svg:stroke-color="#808080" draw:fill="none" draw:fill-color="#ffffff" fo:min-height="0.8cm"/>
    </style:style>
    <style:style style:name="gr16" style:family="graphic" style:parent-style-name="standard">
      <style:graphic-properties draw:stroke="none" svg:stroke-color="#808080" draw:fill="none" draw:fill-color="#ffffff" fo:min-height="0.45cm"/>
    </style:style>
    <style:style style:name="gr17" style:family="graphic" style:parent-style-name="standard">
      <style:graphic-properties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cm"/>
    </style:style>
    <style:style style:name="gr19" style:family="graphic" style:parent-style-name="standard">
      <style:graphic-properties draw:fill="solid" draw:fill-color="#80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4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paragraph-properties fo:text-align="start"/>
      <style:text-properties fo:color="#808080"/>
    </style:style>
    <style:style style:name="P7" style:family="paragraph">
      <style:paragraph-properties fo:text-align="start"/>
      <style:text-properties fo:color="#808080" fo:font-size="12pt" style:font-size-asian="12pt" style:font-size-complex="12pt"/>
    </style:style>
    <style:style style:name="P8" style:family="paragraph">
      <style:paragraph-properties fo:text-align="start" style:text-autospace="none"/>
      <style:text-properties fo:color="#808080"/>
    </style:style>
    <style:style style:name="P9" style:family="paragraph">
      <style:paragraph-properties fo:text-align="start" style:text-autospace="none"/>
      <style:text-properties fo:color="#808080" fo:font-size="12pt" style:font-size-asian="12pt" style:font-size-complex="12pt"/>
    </style:style>
    <style:style style:name="P10" style:family="paragraph">
      <style:paragraph-properties fo:text-align="center" style:text-autospace="none"/>
      <style:text-properties fo:color="#808080"/>
    </style:style>
    <style:style style:name="P11" style:family="paragraph">
      <style:paragraph-properties style:text-autospace="none"/>
      <style:text-properties fo:color="#808080"/>
    </style:style>
    <style:style style:name="P12" style:family="paragraph">
      <style:paragraph-properties fo:text-align="center" style:text-autospace="none"/>
      <style:text-properties fo:color="#808080"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13" style:family="paragraph">
      <style:paragraph-properties style:text-autospace="none"/>
      <style:text-properties fo:color="#808080"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14" style:family="paragraph">
      <style:paragraph-properties fo:text-align="end" style:text-autospace="none"/>
      <style:text-properties fo:color="#808080" style:text-underline-style="solid" style:text-underline-width="auto" style:text-underline-color="font-color"/>
    </style:style>
    <style:style style:name="P15" style:family="paragraph">
      <style:paragraph-properties fo:text-align="end" style:text-autospace="none"/>
      <style:text-properties fo:color="#808080" fo:font-size="12pt" style:text-underline-style="solid" style:text-underline-width="auto" style:text-underline-color="font-color" style:font-size-asian="12pt" style:font-size-complex="12pt"/>
    </style:style>
    <style:style style:name="P16" style:family="paragraph">
      <style:paragraph-properties fo:text-align="end"/>
      <style:text-properties fo:color="#808080"/>
    </style:style>
    <style:style style:name="P17" style:family="paragraph">
      <style:paragraph-properties fo:text-align="end"/>
      <style:text-properties fo:color="#808080" fo:font-size="12pt" style:font-size-asian="12pt" style:font-size-complex="12pt"/>
    </style:style>
    <style:style style:name="P18" style:family="paragraph">
      <style:paragraph-properties fo:text-align="end" style:text-autospace="none"/>
      <style:text-properties fo:color="#808080"/>
    </style:style>
    <style:style style:name="P19" style:family="paragraph">
      <style:paragraph-properties fo:text-align="end" style:text-autospace="none"/>
      <style:text-properties fo:color="#808080" fo:font-size="12pt" style:font-size-asian="12pt" style:font-size-complex="12pt"/>
    </style:style>
    <style:style style:name="P20" style:family="paragraph">
      <style:paragraph-properties fo:text-align="start" style:text-autospace="none"/>
    </style:style>
    <style:style style:name="P21" style:family="paragraph">
      <style:paragraph-properties fo:text-align="start" style:text-autospace="none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7" style:family="text">
      <style:text-properties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8" style:family="text">
      <style:text-properties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9" style:family="text">
      <style:text-properties fo:color="#80808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10" style:family="text">
      <style:text-properties fo:color="#808080" style:text-outline="false" style:text-line-through-style="none" fo:font-family="Arial" style:font-family-generic="swiss" fo:font-size="12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12" style:family="text">
      <style:text-properties style:text-outline="false" style:text-line-through-style="none" fo:font-family="Arial" style:font-family-generic="swiss" fo:font-size="12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2.9cm" svg:x="6.2cm" svg:y="0.1cm">
          <text:p/>
        </draw:rect>
        <draw:frame draw:style-name="gr2" draw:text-style-name="P3" draw:layer="layout" svg:width="4.172cm" svg:height="1.292cm" svg:x="6.8cm" svg:y="0.237cm">
          <draw:text-box>
            <text:p text:style-name="P2"><text:span text:style-name="T1">TestTypeClass1</text:span></text:p>
            <text:p text:style-name="P1"><text:span text:style-name="T2"/></text:p>
          </draw:text-box>
        </draw:frame>
        <draw:line draw:style-name="gr3" draw:text-style-name="P1" draw:layer="layout" svg:x1="6.2cm" svg:y1="1.1cm" svg:x2="11.7cm" svg:y2="1.1cm">
          <text:p/>
        </draw:line>
        <draw:frame draw:style-name="gr4" draw:text-style-name="P4" draw:layer="layout" svg:width="6cm" svg:height="1.673cm" svg:x="6.2cm" svg:y="1.2cm">
          <draw:text-box>
            <text:p text:style-name="P2"><text:span text:style-name="T3">property1 : TestTypeClass1</text:span></text:p>
            <text:p text:style-name="P2"><text:span text:style-name="T3"/></text:p>
            <text:p text:style-name="P2"><text:span text:style-name="T3">operation1()</text:span></text:p>
          </draw:text-box>
        </draw:frame>
        <draw:line draw:style-name="gr3" draw:text-style-name="P1" draw:layer="layout" svg:x1="6.2cm" svg:y1="2.1cm" svg:x2="11.7cm" svg:y2="2.1cm">
          <text:p/>
        </draw:line>
        <draw:rect draw:style-name="gr1" draw:text-style-name="P1" draw:layer="layout" svg:width="5.5cm" svg:height="2.9cm" svg:x="6.2cm" svg:y="5.5cm">
          <text:p/>
        </draw:rect>
        <draw:frame draw:style-name="gr2" draw:text-style-name="P3" draw:layer="layout" svg:width="4.172cm" svg:height="1.292cm" svg:x="6.8cm" svg:y="5.637cm">
          <draw:text-box>
            <text:p text:style-name="P2"><text:span text:style-name="T1">TestTypeClass2</text:span></text:p>
            <text:p text:style-name="P1"><text:span text:style-name="T2"/></text:p>
          </draw:text-box>
        </draw:frame>
        <draw:line draw:style-name="gr3" draw:text-style-name="P1" draw:layer="layout" svg:x1="6.2cm" svg:y1="6.5cm" svg:x2="11.7cm" svg:y2="6.5cm">
          <text:p/>
        </draw:line>
        <draw:frame draw:style-name="gr4" draw:text-style-name="P4" draw:layer="layout" svg:width="6cm" svg:height="1.673cm" svg:x="6.2cm" svg:y="6.6cm">
          <draw:text-box>
            <text:p text:style-name="P2"><text:span text:style-name="T3">property2 : TestTypeClass2</text:span></text:p>
            <text:p text:style-name="P2"><text:span text:style-name="T3"/></text:p>
            <text:p text:style-name="P2"><text:span text:style-name="T3">operation2()</text:span></text:p>
          </draw:text-box>
        </draw:frame>
        <draw:line draw:style-name="gr3" draw:text-style-name="P1" draw:layer="layout" svg:x1="6.2cm" svg:y1="7.5cm" svg:x2="11.7cm" svg:y2="7.5cm">
          <text:p/>
        </draw:line>
        <draw:line draw:style-name="gr3" draw:text-style-name="P1" draw:layer="layout" svg:x1="8.9cm" svg:y1="5.5cm" svg:x2="8.9cm" svg:y2="3cm">
          <text:p/>
        </draw:line>
        <draw:custom-shape draw:style-name="gr5" draw:text-style-name="P1" draw:layer="layout" svg:width="0.6cm" svg:height="0.4cm" svg:x="8.6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14.7cm" svg:y1="7.1cm" svg:x2="14.7cm" svg:y2="1.6cm">
          <text:p/>
        </draw:line>
        <draw:line draw:style-name="gr6" draw:text-style-name="P5" draw:layer="layout" svg:x1="11.7cm" svg:y1="7.1cm" svg:x2="14.7cm" svg:y2="7.1cm">
          <text:p/>
        </draw:line>
        <draw:frame draw:style-name="gr7" draw:text-style-name="P7" draw:layer="layout" svg:width="1.3cm" svg:height="0.75cm" svg:x="11.7cm" svg:y="6.3cm">
          <draw:text-box>
            <text:p text:style-name="P6"><text:span text:style-name="T4">1</text:span></text:p>
          </draw:text-box>
        </draw:frame>
        <draw:frame draw:style-name="gr7" draw:text-style-name="P9" draw:layer="layout" svg:width="5cm" svg:height="0.75cm" svg:x="11.7cm" svg:y="7.1cm">
          <draw:text-box>
            <text:p text:style-name="P8"><text:span text:style-name="T5">associationEnd2</text:span></text:p>
          </draw:text-box>
        </draw:frame>
        <draw:line draw:style-name="gr6" draw:text-style-name="P5" draw:layer="layout" svg:x1="11.7cm" svg:y1="1.6cm" svg:x2="14.7cm" svg:y2="1.6cm">
          <text:p/>
        </draw:line>
        <draw:frame draw:style-name="gr7" draw:text-style-name="P7" draw:layer="layout" svg:width="1.3cm" svg:height="0.75cm" svg:x="11.7cm" svg:y="1.6cm">
          <draw:text-box>
            <text:p text:style-name="P6"><text:span text:style-name="T4">1</text:span></text:p>
          </draw:text-box>
        </draw:frame>
        <draw:frame draw:style-name="gr7" draw:text-style-name="P9" draw:layer="layout" svg:width="5cm" svg:height="0.75cm" svg:x="11.7cm" svg:y="0.85cm">
          <draw:text-box>
            <text:p text:style-name="P8"><text:span text:style-name="T5">associationEnd1</text:span></text:p>
          </draw:text-box>
        </draw:frame>
        <draw:rect draw:style-name="gr8" draw:text-style-name="P5" draw:layer="layout" svg:width="5.5cm" svg:height="2.7cm" svg:x="17.3cm" svg:y="0.3cm">
          <text:p/>
        </draw:rect>
        <draw:frame draw:style-name="gr9" draw:text-style-name="P12" draw:layer="layout" svg:width="4.917cm" svg:height="1.847cm" svg:x="17.6cm" svg:y="0.437cm">
          <draw:text-box>
            <text:p text:style-name="P10"><text:span text:style-name="T6">&lt;&lt;interface&gt;&gt;</text:span></text:p>
            <text:p text:style-name="P11"><text:span text:style-name="T7">TestTypeInterface1</text:span></text:p>
            <text:p text:style-name="P5"><text:span text:style-name="T8"/></text:p>
          </draw:text-box>
        </draw:frame>
        <draw:frame draw:style-name="gr10" draw:text-style-name="P13" draw:layer="layout" svg:width="6cm" svg:height="0.8cm" svg:x="17.3cm" svg:y="2.1cm">
          <draw:text-box>
            <text:p text:style-name="P11"><text:span text:style-name="T5">operation1()</text:span></text:p>
          </draw:text-box>
        </draw:frame>
        <draw:line draw:style-name="gr11" draw:text-style-name="P5" draw:layer="layout" svg:x1="17.3cm" svg:y1="2cm" svg:x2="22.8cm" svg:y2="2cm">
          <text:p/>
        </draw:line>
        <draw:rect draw:style-name="gr8" draw:text-style-name="P5" draw:layer="layout" svg:width="5.5cm" svg:height="2.7cm" svg:x="17.3cm" svg:y="5.5cm">
          <text:p/>
        </draw:rect>
        <draw:frame draw:style-name="gr9" draw:text-style-name="P12" draw:layer="layout" svg:width="4.917cm" svg:height="1.847cm" svg:x="17.6cm" svg:y="5.637cm">
          <draw:text-box>
            <text:p text:style-name="P10"><text:span text:style-name="T6">&lt;&lt;interface&gt;&gt;</text:span></text:p>
            <text:p text:style-name="P11"><text:span text:style-name="T7">TestTypeInterface2</text:span></text:p>
            <text:p text:style-name="P5"><text:span text:style-name="T8"/></text:p>
          </draw:text-box>
        </draw:frame>
        <draw:frame draw:style-name="gr10" draw:text-style-name="P13" draw:layer="layout" svg:width="6cm" svg:height="0.8cm" svg:x="17.3cm" svg:y="7.3cm">
          <draw:text-box>
            <text:p text:style-name="P11"><text:span text:style-name="T5">operation2()</text:span></text:p>
          </draw:text-box>
        </draw:frame>
        <draw:line draw:style-name="gr11" draw:text-style-name="P5" draw:layer="layout" svg:x1="17.3cm" svg:y1="7.2cm" svg:x2="22.8cm" svg:y2="7.2cm">
          <text:p/>
        </draw:line>
        <draw:line draw:style-name="gr11" draw:text-style-name="P5" draw:layer="layout" svg:x1="20cm" svg:y1="5.5cm" svg:x2="20cm" svg:y2="3cm">
          <text:p/>
        </draw:line>
        <draw:custom-shape draw:style-name="gr12" draw:text-style-name="P5" draw:layer="layout" svg:width="0.6cm" svg:height="0.4cm" svg:x="19.7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5" draw:layer="layout" svg:width="5.5cm" svg:height="3cm" svg:x="25.2cm" svg:y="0.1cm">
          <text:p/>
        </draw:rect>
        <draw:frame draw:style-name="gr9" draw:text-style-name="P12" draw:layer="layout" svg:width="4.503cm" svg:height="1.847cm" svg:x="25.8cm" svg:y="0.237cm">
          <draw:text-box>
            <text:p text:style-name="P10"><text:span text:style-name="T6">&lt;&lt;enumeration&gt;&gt;</text:span></text:p>
            <text:p text:style-name="P11"><text:span text:style-name="T7">TestEnumeration</text:span></text:p>
            <text:p text:style-name="P5"><text:span text:style-name="T8"/></text:p>
          </draw:text-box>
        </draw:frame>
        <draw:frame draw:style-name="gr10" draw:text-style-name="P13" draw:layer="layout" svg:width="6cm" svg:height="1.199cm" svg:x="25.2cm" svg:y="1.9cm">
          <draw:text-box>
            <text:p text:style-name="P11"><text:span text:style-name="T5">TestLiteral1</text:span></text:p>
            <text:p text:style-name="P11"><text:span text:style-name="T5">TestLiteral2</text:span></text:p>
          </draw:text-box>
        </draw:frame>
        <draw:line draw:style-name="gr11" draw:text-style-name="P5" draw:layer="layout" svg:x1="25.2cm" svg:y1="1.8cm" svg:x2="30.7cm" svg:y2="1.8cm">
          <text:p/>
        </draw:line>
        <draw:rect draw:style-name="gr8" draw:text-style-name="P5" draw:layer="layout" svg:width="6cm" svg:height="2.9cm" svg:x="24.7cm" svg:y="5.5cm">
          <text:p/>
        </draw:rect>
        <draw:frame draw:style-name="gr9" draw:text-style-name="P12" draw:layer="layout" svg:width="5.993cm" svg:height="1.292cm" svg:x="24.7cm" svg:y="5.637cm">
          <draw:text-box>
            <text:p text:style-name="P11"><text:span text:style-name="T7">TestPrimitiveTypeClass</text:span></text:p>
            <text:p text:style-name="P5"><text:span text:style-name="T8"/></text:p>
          </draw:text-box>
        </draw:frame>
        <draw:line draw:style-name="gr11" draw:text-style-name="P5" draw:layer="layout" svg:x1="24.7cm" svg:y1="6.5cm" svg:x2="30.7cm" svg:y2="6.5cm">
          <text:p/>
        </draw:line>
        <draw:frame draw:style-name="gr10" draw:text-style-name="P13" draw:layer="layout" svg:width="6cm" svg:height="1.673cm" svg:x="24.7cm" svg:y="6.6cm">
          <draw:text-box>
            <text:p text:style-name="P11"><text:span text:style-name="T5">aBooleanBoolean: boolean</text:span></text:p>
            <text:p text:style-name="P11"><text:span text:style-name="T5">aStringString: String</text:span></text:p>
            <text:p text:style-name="P11"><text:span text:style-name="T5">...</text:span></text:p>
          </draw:text-box>
        </draw:frame>
        <draw:rect draw:style-name="gr1" draw:text-style-name="P1" draw:layer="layout" svg:width="11.5cm" svg:height="6.1cm" svg:x="19.2cm" svg:y="10.2cm">
          <text:p/>
        </draw:rect>
        <draw:frame draw:style-name="gr2" draw:text-style-name="P3" draw:layer="layout" svg:width="8.507cm" svg:height="1.292cm" svg:x="20.6cm" svg:y="10.337cm">
          <draw:text-box>
            <text:p text:style-name="P2"><text:span text:style-name="T1">TestOperationAndParameterClass</text:span></text:p>
            <text:p text:style-name="P1"><text:span text:style-name="T2"/></text:p>
          </draw:text-box>
        </draw:frame>
        <draw:line draw:style-name="gr3" draw:text-style-name="P1" draw:layer="layout" svg:x1="19.2cm" svg:y1="11.2cm" svg:x2="30.7cm" svg:y2="11.2cm">
          <text:p/>
        </draw:line>
        <draw:frame draw:style-name="gr13" draw:text-style-name="P4" draw:layer="layout" svg:width="11.5cm" svg:height="5.3cm" svg:x="19.2cm" svg:y="11.3cm">
          <draw:text-box>
            <text:p text:style-name="P2"><text:span text:style-name="T3">operationWithoutParameters(): TestTypeClass1</text:span></text:p>
            <text:p text:style-name="P2"><text:span text:style-name="T3">voidOperationWithParameter(in1: TestTypeClass1)</text:span></text:p>
            <text:p text:style-name="P2"><text:span text:style-name="T9">outputParameterOperation(out1: TestTypeClass1)</text:span></text:p>
            <text:p text:style-name="P2"><text:span text:style-name="T3">inputOutputParemeterOperation(inOut1: TestTypeClass1)</text:span></text:p>
            <text:p text:style-name="P2"><text:span text:style-name="T10">staticOperation(): TestTypeClass1</text:span></text:p>
            <text:p text:style-name="P2"><text:span text:style-name="T3">multipleOperation(): TestTypeClass1[]</text:span></text:p>
            <text:p text:style-name="P2"><text:span text:style-name="T3">orderedMultipleOperation(): TestTypeClass1[]</text:span></text:p>
            <text:p text:style-name="P2"><text:span text:style-name="T3">unorderedMultipleOperation(): TestTypeClass1[]</text:span></text:p>
            <text:p text:style-name="P2"><text:span text:style-name="T3">uniqueMultipleOperation(): TestTypeClass1[]</text:span></text:p>
            <text:p text:style-name="P2"><text:span text:style-name="T3">nonuniqueMultipleOperation(): TestTypeClass1[]</text:span></text:p>
          </draw:text-box>
        </draw:frame>
        <draw:rect draw:style-name="gr1" draw:text-style-name="P1" draw:layer="layout" svg:width="9cm" svg:height="4.4cm" svg:x="6.2cm" svg:y="14.4cm">
          <text:p/>
        </draw:rect>
        <draw:frame draw:style-name="gr2" draw:text-style-name="P3" draw:layer="layout" svg:width="4.82cm" svg:height="1.292cm" svg:x="7.6cm" svg:y="14.537cm">
          <draw:text-box>
            <text:p text:style-name="P2"><text:span text:style-name="T1">TestPropertyClass</text:span></text:p>
            <text:p text:style-name="P1"><text:span text:style-name="T2"/></text:p>
          </draw:text-box>
        </draw:frame>
        <draw:line draw:style-name="gr3" draw:text-style-name="P1" draw:layer="layout" svg:x1="6.2cm" svg:y1="15.4cm" svg:x2="15.2cm" svg:y2="15.4cm">
          <text:p/>
        </draw:line>
        <draw:frame draw:style-name="gr14" draw:text-style-name="P4" draw:layer="layout" svg:width="9.5cm" svg:height="3.3cm" svg:x="6.2cm" svg:y="15.5cm">
          <draw:text-box>
            <text:p text:style-name="P2"><text:span text:style-name="T3">nonMultipleProperty: TestTypeClass1</text:span></text:p>
            <text:p text:style-name="P2"><text:span text:style-name="T10">staticProperty: TestTypeClass1</text:span></text:p>
            <text:p text:style-name="P2"><text:span text:style-name="T3">orderedMultipleProperty: TestTypeClass1[]</text:span></text:p>
            <text:p text:style-name="P2"><text:span text:style-name="T3">unorderedMultiple</text:span><text:span text:style-name="T11">Property</text:span><text:span text:style-name="T3">: TestTypeClass1[]</text:span></text:p>
            <text:p text:style-name="P2"><text:span text:style-name="T3">uniqueMultiple</text:span><text:span text:style-name="T11">Property</text:span><text:span text:style-name="T3">: TestTypeClass1[]</text:span></text:p>
            <text:p text:style-name="P2"><text:span text:style-name="T3">nonuniqueMultiple</text:span><text:span text:style-name="T11">Property</text:span><text:span text:style-name="T3">: TestTypeClass1[]</text:span></text:p>
          </draw:text-box>
        </draw:frame>
        <draw:line draw:style-name="gr6" draw:text-style-name="P5" draw:layer="layout" svg:x1="3.2cm" svg:y1="15.6cm" svg:x2="3.2cm" svg:y2="1.6cm">
          <text:p/>
        </draw:line>
        <draw:line draw:style-name="gr6" draw:text-style-name="P5" draw:layer="layout" svg:x1="3.2cm" svg:y1="15.6cm" svg:x2="6.2cm" svg:y2="15.6cm">
          <text:p/>
        </draw:line>
        <draw:frame draw:style-name="gr7" draw:text-style-name="P7" draw:layer="layout" svg:width="1.3cm" svg:height="0.75cm" svg:x="4.9cm" svg:y="14.8cm">
          <draw:text-box>
            <text:p text:style-name="P6"><text:span text:style-name="T4">1</text:span></text:p>
          </draw:text-box>
        </draw:frame>
        <draw:frame draw:style-name="gr7" draw:text-style-name="P15" draw:layer="layout" svg:width="5cm" svg:height="0.75cm" svg:x="1.3cm" svg:y="15.6cm">
          <draw:text-box>
            <text:p text:style-name="P14"><text:span text:style-name="T12">staticAssociationEnd</text:span></text:p>
          </draw:text-box>
        </draw:frame>
        <draw:line draw:style-name="gr6" draw:text-style-name="P5" draw:layer="layout" svg:x1="3.2cm" svg:y1="1.6cm" svg:x2="6.2cm" svg:y2="1.6cm">
          <text:p/>
        </draw:line>
        <draw:frame draw:style-name="gr7" draw:text-style-name="P17" draw:layer="layout" svg:width="1.3cm" svg:height="0.75cm" svg:x="4.9cm" svg:y="1.6cm">
          <draw:text-box>
            <text:p text:style-name="P16"><text:span text:style-name="T4">1</text:span></text:p>
          </draw:text-box>
        </draw:frame>
        <draw:frame draw:style-name="gr7" draw:text-style-name="P19" draw:layer="layout" svg:width="6cm" svg:height="0.75cm" svg:x="0.2cm" svg:y="0.85cm">
          <draw:text-box>
            <text:p text:style-name="P18"><text:span text:style-name="T5">nonMultipleAssociationEnd</text:span></text:p>
          </draw:text-box>
        </draw:frame>
        <draw:line draw:style-name="gr6" draw:text-style-name="P5" draw:layer="layout" svg:x1="18.2cm" svg:y1="19.7cm" svg:x2="18.2cm" svg:y2="17.75cm">
          <text:p/>
        </draw:line>
        <draw:line draw:style-name="gr6" draw:text-style-name="P5" draw:layer="layout" svg:x1="14.2cm" svg:y1="19.7cm" svg:x2="18.2cm" svg:y2="19.7cm">
          <text:p/>
        </draw:line>
        <draw:frame draw:style-name="gr7" draw:text-style-name="P17" draw:layer="layout" svg:width="1.3cm" svg:height="0.75cm" svg:x="14.1cm" svg:y="18.9cm">
          <draw:text-box>
            <text:p text:style-name="P16"><text:span text:style-name="T4">0..*</text:span></text:p>
          </draw:text-box>
        </draw:frame>
        <draw:frame draw:style-name="gr15" draw:text-style-name="P9" draw:layer="layout" svg:width="7.4cm" svg:height="1.05cm" svg:x="14.1cm" svg:y="19.7cm">
          <draw:text-box>
            <text:p text:style-name="P8"><text:span text:style-name="T5">unorderedMultipleAssociationEnd</text:span></text:p>
          </draw:text-box>
        </draw:frame>
        <draw:line draw:style-name="gr6" draw:text-style-name="P5" draw:layer="layout" svg:x1="15.2cm" svg:y1="17.75cm" svg:x2="18.2cm" svg:y2="17.75cm">
          <text:p/>
        </draw:line>
        <draw:frame draw:style-name="gr7" draw:text-style-name="P17" draw:layer="layout" svg:width="1.3cm" svg:height="0.75cm" svg:x="15.2cm" svg:y="17.75cm">
          <draw:text-box>
            <text:p text:style-name="P16"><text:span text:style-name="T4">0..*</text:span></text:p>
          </draw:text-box>
        </draw:frame>
        <draw:frame draw:style-name="gr7" draw:text-style-name="P9" draw:layer="layout" svg:width="7cm" svg:height="0.75cm" svg:x="15.2cm" svg:y="17cm">
          <draw:text-box>
            <text:p text:style-name="P8"><text:span text:style-name="T5">orderedMultipleAssociationEnd</text:span></text:p>
          </draw:text-box>
        </draw:frame>
        <draw:line draw:style-name="gr11" draw:text-style-name="P5" draw:layer="layout" svg:x1="14.2cm" svg:y1="18.8cm" svg:x2="14.2cm" svg:y2="19.7cm">
          <text:p/>
        </draw:line>
        <draw:line draw:style-name="gr6" draw:text-style-name="P5" draw:layer="layout" svg:x1="3.2cm" svg:y1="19.7cm" svg:x2="3.2cm" svg:y2="17.75cm">
          <text:p/>
        </draw:line>
        <draw:line draw:style-name="gr6" draw:text-style-name="P5" draw:layer="layout" svg:x1="3.2cm" svg:y1="19.7cm" svg:x2="7.2cm" svg:y2="19.7cm">
          <text:p/>
        </draw:line>
        <draw:frame draw:style-name="gr16" draw:text-style-name="P17" draw:layer="layout" svg:width="1.3cm" svg:height="0.725cm" svg:x="5.9cm" svg:y="18.9cm">
          <draw:text-box>
            <text:p text:style-name="P16"><text:span text:style-name="T4">0..*</text:span></text:p>
          </draw:text-box>
        </draw:frame>
        <draw:frame draw:style-name="gr15" draw:text-style-name="P9" draw:layer="layout" svg:width="7.4cm" svg:height="1.05cm" svg:x="3cm" svg:y="19.7cm">
          <draw:text-box>
            <text:p text:style-name="P8"><text:span text:style-name="T5">nonuniqueMultipleAssociationEnd</text:span></text:p>
          </draw:text-box>
        </draw:frame>
        <draw:line draw:style-name="gr6" draw:text-style-name="P5" draw:layer="layout" svg:x1="3.2cm" svg:y1="17.75cm" svg:x2="6.2cm" svg:y2="17.75cm">
          <text:p/>
        </draw:line>
        <draw:frame draw:style-name="gr7" draw:text-style-name="P17" draw:layer="layout" svg:width="1.3cm" svg:height="0.75cm" svg:x="4.9cm" svg:y="17.75cm">
          <draw:text-box>
            <text:p text:style-name="P16"><text:span text:style-name="T4">0..*</text:span></text:p>
          </draw:text-box>
        </draw:frame>
        <draw:frame draw:style-name="gr7" draw:text-style-name="P19" draw:layer="layout" svg:width="7cm" svg:height="0.75cm" svg:x="-0.8cm" svg:y="16.95cm">
          <draw:text-box>
            <text:p text:style-name="P18"><text:span text:style-name="T5">uniqueMultipleAssociationEnd</text:span></text:p>
          </draw:text-box>
        </draw:frame>
        <draw:line draw:style-name="gr11" draw:text-style-name="P5" draw:layer="layout" svg:x1="7.2cm" svg:y1="18.8cm" svg:x2="7.2cm" svg:y2="19.7cm">
          <text:p/>
        </draw:line>
        <draw:rect draw:style-name="gr1" draw:text-style-name="P1" draw:layer="layout" svg:width="4.5cm" svg:height="2.7cm" svg:x="26.2cm" svg:y="17.9cm">
          <text:p/>
        </draw:rect>
        <draw:rect draw:style-name="gr17" draw:text-style-name="P1" draw:layer="layout" svg:width="1cm" svg:height="0.5cm" svg:x="26.7cm" svg:y="18.4cm">
          <text:p/>
        </draw:rect>
        <draw:frame draw:style-name="gr18" draw:text-style-name="P21" draw:layer="layout" svg:width="2.9cm" svg:height="0.75cm" svg:x="27.8cm" svg:y="18.3cm">
          <draw:text-box>
            <text:p text:style-name="P20"><text:span text:style-name="T3">required</text:span></text:p>
          </draw:text-box>
        </draw:frame>
        <draw:rect draw:style-name="gr19" draw:text-style-name="P1" draw:layer="layout" svg:width="1cm" svg:height="0.5cm" svg:x="26.7cm" svg:y="19.5cm">
          <text:p/>
        </draw:rect>
        <draw:frame draw:style-name="gr18" draw:text-style-name="P21" draw:layer="layout" svg:width="2.9cm" svg:height="0.75cm" svg:x="27.8cm" svg:y="19.4cm">
          <draw:text-box>
            <text:p text:style-name="P20"><text:span text:style-name="T3">op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08-12T16:47:33.34</dc:date>
    <dc:creator>Claas Wilke</dc:creator>
    <meta:editing-duration>PT04H17M54S</meta:editing-duration>
    <meta:editing-cycles>92</meta:editing-cycles>
    <meta:generator>OpenOffice.org/3.1$Win32 OpenOffice.org_project/310m11$Build-9399</meta:gener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